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adornments="Condensed" style:font-family-generic="swiss"/>
    <style:font-face style:name="DejaVu Sans3" svg:font-family="'DejaVu Sans'" style:font-family-generic="system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textbody" style:list-style-name="L1">
      <style:graphic-properties fo:min-height="25.15cm"/>
      <style:paragraph-properties style:writing-mode="lr-tb"/>
    </style:style>
    <style:style style:name="gr2" style:family="graphic" style:parent-style-name="textbody">
      <style:graphic-properties fo:min-height="25.42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cm" fo:margin-bottom="0cm" fo:line-height="100%" fo:text-indent="0cm" style:writing-mode="lr-tb"/>
      <style:text-properties style:font-name="Helvetica1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indent="0cm" style:text-autospace="none"/>
    </style:style>
    <style:style style:name="P4" style:family="paragraph">
      <style:paragraph-properties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style:font-name="Helvetica1" fo:font-size="20pt" fo:letter-spacing="normal" fo:font-style="normal" fo:text-shadow="none" style:text-underline-style="none" fo:font-weight="bold" style:letter-kerning="true" style:font-name-asian="DejaVu Sans3" style:font-size-asian="20pt" style:font-style-asian="normal" style:font-weight-asian="bold" style:font-name-complex="DejaVu Sans3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Helvetica1" fo:font-size="9pt" fo:font-style="normal" fo:text-shadow="none" style:text-underline-style="none" fo:font-weight="normal" style:letter-kerning="true" style:font-name-asian="DejaVu Sans3" style:font-size-asian="9pt" style:font-style-asian="normal" style:font-weight-asian="normal" style:font-name-complex="DejaVu Sans3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Helvetica1" fo:font-size="14pt" fo:font-style="normal" fo:text-shadow="none" style:text-underline-style="none" fo:font-weight="normal" style:letter-kerning="true" style:font-name-asian="DejaVu Sans3" style:font-size-asian="14pt" style:font-style-asian="normal" style:font-weight-asian="normal" style:font-name-complex="DejaVu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Helvetica1" fo:font-size="12pt" fo:font-style="normal" fo:text-shadow="none" style:text-underline-style="none" fo:font-weight="bold" style:letter-kerning="true" style:font-name-asian="DejaVu Sans3" style:font-size-asian="12pt" style:font-style-asian="normal" style:font-weight-asian="bold" style:font-name-complex="DejaVu 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Helvetica1" fo:font-size="12pt" fo:font-style="normal" fo:text-shadow="none" style:text-underline-style="none" fo:font-weight="normal" style:letter-kerning="true" style:font-name-asian="DejaVu Sans3" style:font-size-asian="12pt" style:font-style-asian="normal" style:font-weight-asian="normal" style:font-name-complex="DejaVu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Helvetica1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Helvetica1" fo:font-size="12pt" style:font-size-asian="12pt" style:font-size-complex="12pt"/>
    </style:style>
    <style:style style:name="T8" style:family="text">
      <style:text-properties style:font-name="Helvetica1" fo:font-size="12pt" fo:font-weight="bold" style:font-size-asian="12pt" style:font-weight-asian="bold" style:font-size-complex="12pt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Helvetica1" fo:font-size="12pt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DejaVu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Helvetica1" fo:font-size="12pt" fo:font-weight="bold" style:font-name-asian="DejaVu Sans2" style:font-size-asian="12pt" style:font-weight-asian="bold" style:font-name-complex="DejaVu Sans2" style:font-size-complex="12pt" style:font-weight-complex="bold"/>
    </style:style>
    <style:style style:name="T11" style:family="text">
      <style:text-properties style:font-name="Helvetica1" fo:font-size="12pt" fo:font-weight="normal" style:font-name-asian="DejaVu Sans2" style:font-size-asian="12pt" style:font-weight-asian="normal" style:font-name-complex="DejaVu Sans2" style:font-size-complex="12pt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Helvetica1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526cm" svg:height="25.4cm" svg:x="2.032cm" svg:y="1.27cm">
          <draw:text-box>
            <text:p text:style-name="P1"><text:span text:style-name="T1">Joel Parker Henderson, Software Developer</text:span></text:p>
            <text:p text:style-name="P1"><text:span text:style-name="T2"><text:line-break/></text:span><text:span text:style-name="T3">joel@joelparkerhenderson.com</text:span><text:span text:style-name="T3"><text:line-break/></text:span><text:span text:style-name="T3"><text:a xlink:href="https://linkedin.com/in/joelparkerhenderson" xlink:type="simple">https://linkedin.com/in/joelparkerhenderson</text:a></text:span></text:p>
            <text:p text:style-name="P1"><text:span text:style-name="T3"><text:a xlink:href="https://github.com/joelparkerhenderson" xlink:type="simple">https://github.com/joelparkerhenderson</text:a></text:span><text:span text:style-name="T3"><text:line-break/></text:span><text:span text:style-name="T3"><text:line-break/></text:span><text:span text:style-name="T4">OBJECTIVE</text:span><text:span text:style-name="T5"><text:line-break/></text:span><text:span text:style-name="T5"><text:line-break/></text:span><text:span text:style-name="T5">S</text:span><text:span text:style-name="T6">oftware developer at startup, pre-series-A, to grow the team, product, and impact.</text:span></text:p>
            <text:p text:style-name="P1"><text:span text:style-name="T7"/></text:p>
            <text:p text:style-name="P1"><text:span text:style-name="T4">SKILL HIGHLIGHTS</text:span></text:p>
            <text:p><text:span text:style-name="T4"/></text:p>
            <text:p text:style-name="P1"><text:span text:style-name="T8">Programmer:</text:span><text:span text:style-name="T6"> production software using a wide range of languages/stacks/tools.</text:span></text:p>
            <text:p><text:span text:style-name="T4">Entrepreneur:</text:span><text:span text:style-name="T5"> 5 VC-funded startups, many open source projects, and a nonprofit.</text:span></text:p>
            <text:p><text:span text:style-name="T4">Leader:</text:span><text:span text:style-name="T5"> head of 10 technology teams launching strategic software product initiatives.</text:span><text:span text:style-name="T5"><text:line-break/></text:span><text:span text:style-name="T5"/></text:p>
            <text:p text:style-name="P1"><text:span text:style-name="T4">STACK HIGHLIGHTS</text:span></text:p>
            <text:p><text:span text:style-name="T5"><text:line-break/></text:span><text:span text:style-name="T4">Full-stack</text:span><text:span text:style-name="T5">: Ruby on Rails, Elixir </text:span><text:span text:style-name="T7">Phoenix, Rust Rocket, Node Express, Python Django.</text:span></text:p>
            <text:p text:style-name="P1"><text:span text:style-name="T4">Back-end</text:span><text:span text:style-name="T5">: Unix, SQL, AWS, APIs, DevOps, CI/CD, TDD/BDD, IaC, Terraform, Ansible.</text:span></text:p>
            <text:p text:style-name="P1"><text:span text:style-name="T4">Front-end</text:span><text:span text:style-name="T5">: PETAL, HTML, CSS, JavaScript, iOS Swift, Android Kotlin, mobile-first UI.</text:span><text:span text:style-name="T5"><text:line-break/></text:span><text:span text:style-name="T5"/></text:p>
            <text:p><text:span text:style-name="T8">EXPERIENCE HIGHLIGHTS</text:span><text:span text:style-name="T5"><text:line-break/></text:span><text:span text:style-name="T5"/></text:p>
            <text:p><text:span text:style-name="T4">CTO at Commissary Club </text:span><text:span text:style-name="T9">∘ </text:span><text:span text:style-name="T4">Y Combinator VC </text:span><text:span text:style-name="T10">∘ </text:span><text:span text:style-name="T8">2019–2021</text:span></text:p>
            <text:p><text:span text:style-name="T10">∘</text:span><text:span text:style-name="T7"> </text:span><text:span text:style-name="T7">Launched MVP for flagship social network from 0 to 100 MAUs, leading all tech aspects.</text:span></text:p>
            <text:p><text:span text:style-name="T10">∘</text:span><text:span text:style-name="T7"> </text:span><text:span text:style-name="T7">Oversaw the buildout of the platform, website, mobile app, APIs, hosting, from 0 to MVP.</text:span></text:p>
            <text:p><text:span text:style-name="T10">∘</text:span><text:span text:style-name="T7"> </text:span><text:span text:style-name="T7">Directed10 employees and consultants, lead developer, lead designer, lead analyst.</text:span></text:p>
            <text:p><text:span text:style-name="T7"/></text:p>
            <text:p text:style-name="P1"><text:span text:style-name="T4">CTO Engineering Consultant at</text:span><text:span text:style-name="T9"> </text:span><text:span text:style-name="T4">Omniex Holdings </text:span><text:span text:style-name="T9">∘ Jump Capital VC ∘ 2018</text:span></text:p>
            <text:p text:style-name="P1"><text:span text:style-name="T11">∘ </text:span><text:span text:style-name="T11">Led front-end team of 6, developing fintech blockchain product with React &amp; JavaScript.</text:span></text:p>
            <text:p><text:span text:style-name="T10">∘</text:span><text:span text:style-name="T7"> </text:span><text:span text:style-name="T7">Researched and coded next-gen product with Svelte, TypeScript, Node, from 0 to HiFi.</text:span></text:p>
            <text:p text:style-name="P1"><text:span text:style-name="T9">∘</text:span><text:span text:style-name="T5"> </text:span><text:span text:style-name="T5">Advised CTO &amp; CEO on tech best practices, PPM/ WBS, hiring/</text:span><text:span text:style-name="T7">recruiting of 3 leads.</text:span></text:p>
            <text:p><text:span text:style-name="T7"/></text:p>
            <text:p><text:span text:style-name="T4">Principal Consultant at ThoughtWorks </text:span><text:span text:style-name="T10">∘</text:span><text:span text:style-name="T8"> 2016–2017</text:span></text:p>
            <text:p><text:span text:style-name="T10">∘</text:span><text:span text:style-name="T7"> </text:span><text:span text:style-name="T7">Grew most-advanced most-profitable team from 0 to 20 FTEs, using iOS and blockchain.</text:span></text:p>
            <text:p><text:span text:style-name="T10">∘</text:span><text:span text:style-name="T7"> </text:span><text:span text:style-name="T7">Coached $1MM+ engagement clients in Fortune 50 fintech, manufacturing, B2C goods.</text:span></text:p>
            <text:p text:style-name="P1"><text:span text:style-name="T9">∘</text:span><text:span text:style-name="T5"> </text:span><text:span text:style-name="T5">Grew practices in agile, lean, IaC, devops, pops, EPPM, from 0 to 1000+ GitHub stars.</text:span><text:span text:style-name="T5"><text:line-break/></text:span><text:span text:style-name="T5"><text:line-break/></text:span><text:span text:style-name="T4">Lead Software Consultant at Boxbee </text:span><text:span text:style-name="T9">∘ 500 Startups VC ∘ 2014-2015</text:span></text:p>
            <text:p text:style-name="P1"><text:span text:style-name="T9">∘</text:span><text:span text:style-name="T5"> </text:span><text:span text:style-name="T7">Led 5 FTE product team from pre-pitch mocks to winning Launch.com Best New Startup.</text:span></text:p>
            <text:p><text:span text:style-name="T9">∘</text:span><text:span text:style-name="T5"> </text:span><text:span text:style-name="T5">Led Rails and JavaScript practices, and coded </text:span><text:span text:style-name="T7">iOS Swift application from 0 to MVP.</text:span></text:p>
            <text:p><text:span text:style-name="T9">∘</text:span><text:span text:style-name="T6"> </text:span><text:span text:style-name="T6">Coached CEO and PM on MVP roadmap, engineering, architecture, and fundraising.</text:span><text:span text:style-name="T8"><text:line-break/></text:span><text:span text:style-name="T8"/></text:p>
            <text:p text:style-name="P1"><text:span text:style-name="T4">Technology Consultant at </text:span><text:span text:style-name="T9">University of California ∘ 2012-2014</text:span></text:p>
            <text:p><text:span text:style-name="T9">∘</text:span><text:span text:style-name="T6"> </text:span><text:span text:style-name="T6">Programmed secure nationwide UC survey system in Ruby, AWS for 500K users.</text:span></text:p>
            <text:p><text:span text:style-name="T9">∘</text:span><text:span text:style-name="T6"> </text:span><text:span text:style-name="T6">Scoped mission-critical enterprise email system for $1.5M migration to Python Django.</text:span></text:p>
            <text:p><text:span text:style-name="T9">∘</text:span><text:span text:style-name="T6"> </text:span><text:span text:style-name="T6">Teamed with BA staff to improve IT via DVCS, API, cloud services, for 50+ IT staff.</text:span></text:p>
            <text:p><text:span text:style-name="T6"/></text:p>
            <text:p><text:span text:style-name="T4">Lead Software Consultant &amp; Employee #1 at Handle </text:span><text:span text:style-name="T9">∘ Menlo Ventures VC ∘ 2011</text:span></text:p>
            <text:p><text:span text:style-name="T9">∘</text:span><text:span text:style-name="T6"> </text:span><text:span text:style-name="T6">Programmed productivity web app through successful raise $50K angel then $1MM A.</text:span></text:p>
            <text:p><text:span text:style-name="T9">∘</text:span><text:span text:style-name="T6"> </text:span><text:span text:style-name="T6">Hired and led engineering team from 0 to 8, coding with Ruby On Rails, LAMP stack.</text:span></text:p>
            <text:p text:style-name="P1"><text:span text:style-name="T9">∘</text:span><text:span text:style-name="T5"> </text:span><text:span text:style-name="T5">Recruited tech vendors, coding consultants, UI/UX designers, and permanent CTO.</text:span><text:span text:style-name="T5"><text:line-break/></text:span><text:span text:style-name="T5"/></text:p>
            <text:p text:style-name="P1"><text:span text:style-name="T4">Software Developer Consultant at Lightbox Adspace Networks </text:span><text:span text:style-name="T9">∘ 2006-2021</text:span></text:p>
            <text:p text:style-name="P1"><text:span text:style-name="T9">∘</text:span><text:span text:style-name="T5"> </text:span><text:span text:style-name="T5">Led $1MM+ business process automation for digital display network of 100MM MAUs.</text:span></text:p>
            <text:p text:style-name="P1"><text:span text:style-name="T9">∘</text:span><text:span text:style-name="T5"> </text:span><text:span text:style-name="T5">Hired and led engineering team from 0 to 8, coding with Ruby On Rails, LAMP stack.</text:span></text:p>
            <text:p text:style-name="P1"><text:span text:style-name="T9">∘</text:span><text:span text:style-name="T5"> </text:span><text:span text:style-name="T5">Coded Rails extranet portal, iOS/Android mobile consumer apps, Python custom CDN.</text:span></text:p>
          </draw:text-box>
        </draw:frame>
      </draw:page>
      <draw:page draw:name="page2" draw:style-name="dp1" draw:master-page-name="Default">
        <draw:frame draw:style-name="gr2" draw:text-style-name="P4" draw:layer="layout" svg:width="17.526cm" svg:height="25.675cm" svg:x="2.032cm" svg:y="1.27cm">
          <draw:text-box>
            <text:p text:style-name="P1"><text:span text:style-name="T1">Joel Parker Henderson, Software Developer, cont.</text:span></text:p>
            <text:p text:style-name="P1"><text:span text:style-name="T2"><text:line-break/></text:span><text:span text:style-name="T3">joel@joelparkerhenderson.com</text:span><text:span text:style-name="T3"><text:line-break/></text:span><text:span text:style-name="T3"><text:a xlink:href="https://linkedin.com/in/joelparkerhenderson" xlink:type="simple">https://linkedin.com/in/joelparkerhenderson</text:a></text:span></text:p>
            <text:p><text:span text:style-name="T3"><text:a xlink:href="https://github.com/joelparkerhenderson" xlink:type="simple">https://github.com/joelparkerhenderson</text:a></text:span></text:p>
            <text:p><text:span text:style-name="T3"/></text:p>
            <text:p><text:span text:style-name="T8">OPEN SOURCE HIGHLIGHTS</text:span></text:p>
            <text:p><text:span text:style-name="T8"/></text:p>
            <text:p text:style-name="P1"><text:span text:style-name="T4">Architecture Decision Record: tactics to evaluate technology</text:span></text:p>
            <text:p text:style-name="P1"><text:span text:style-name="T12">∘ </text:span><text:span text:style-name="T12">Learn how leaders and experts <text:s/>make smarter choices about the best tools for the job.</text:span></text:p>
            <text:p text:style-name="P1"><text:span text:style-name="T12">∘ </text:span><text:span text:style-name="T12">Compare industry-leading decision record templates, their strengths, and their steps..</text:span></text:p>
            <text:p text:style-name="P1"><text:span text:style-name="T12">∘ </text:span><text:span text:style-name="T12"><text:a xlink:href="https://github.com/joelparkerhenderson/architecture-decision-record" xlink:type="simple">https://github.com/joelparkerhenderson/architecture-decision-record</text:a></text:span></text:p>
            <text:p text:style-name="P1"><text:span text:style-name="T4"/></text:p>
            <text:p text:style-name="P1"><text:span text:style-name="T4">Git Alias: command line accelerators for version control</text:span></text:p>
            <text:p text:style-name="P1"><text:span text:style-name="T12">∘ </text:span><text:span text:style-name="T12">Hundreds of git alias configuration options to make git easier, faster, and smarter.</text:span></text:p>
            <text:p text:style-name="P1"><text:span text:style-name="T12">∘ </text:span><text:span text:style-name="T12">Run c</text:span><text:span text:style-name="T6">ommands for branches, workflows, topics, charts, churn, and optimizations.</text:span></text:p>
            <text:p text:style-name="P1"><text:span text:style-name="T12">∘ </text:span><text:span text:style-name="T12"><text:a xlink:href="https://github.com/gitalias/gitalias" xlink:type="simple">https://github.com/gitalias/gitalias</text:a></text:span></text:p>
            <text:p text:style-name="P1"><text:span text:style-name="T9"/></text:p>
            <text:p text:style-name="P1"><text:span text:style-name="T9">Assertables: Rust crate of assertion macros for testing</text:span></text:p>
            <text:p text:style-name="P1"><text:span text:style-name="T12">∘ </text:span><text:span text:style-name="T12">Upgrade your Rust test driven development (TDD) with smarter semantic macros.</text:span></text:p>
            <text:p text:style-name="P1"><text:span text:style-name="T12">∘ </text:span><text:span text:style-name="T12">Compare values, sets, bags, file text, process commands, function returns, and more.</text:span></text:p>
            <text:p text:style-name="P1"><text:span text:style-name="T12">∘ </text:span><text:span text:style-name="T12"><text:a xlink:href="https://github.com/sixarm/assertables-rust-crate" xlink:type="simple">https://github.com/sixarm/assertables-rust-crate</text:a></text:span></text:p>
            <text:p text:style-name="P1"><text:span text:style-name="T12"/></text:p>
            <text:p text:style-name="P1"><text:span text:style-name="T9">BoldContacts: mobile app for disability accessibility</text:span></text:p>
            <text:p text:style-name="P1"><text:span text:style-name="T12">∘ </text:span><text:span text:style-name="T12">Help <text:s/>loved ones stay in touch even when they have vision/motor/cognitive disabilities.</text:span></text:p>
            <text:p text:style-name="P1"><text:span text:style-name="T12">∘ </text:span><text:span text:style-name="T12">Improve accessibility for patients experiencing Alzheimer’s, Parkinson’s, MS, and ALS.</text:span></text:p>
            <text:p text:style-name="P1"><text:span text:style-name="T12">∘ </text:span><text:span text:style-name="T12"><text:a xlink:href="https://github.com/sixarm/BoldContacts" xlink:type="simple">https://github.com/sixarm/BoldContacts</text:a></text:span></text:p>
            <text:p text:style-name="P1"><text:span text:style-name="T12"/></text:p>
            <text:p text:style-name="P3"><text:span text:style-name="T9">Queueing theory: an introduction for software development </text:span></text:p>
            <text:p text:style-name="P3"><text:span text:style-name="T12">∘ </text:span><text:span text:style-name="T12">Learn about queues for services, workflows, streams,and <text:s/>distributed programming..</text:span></text:p>
            <text:p text:style-name="P3"><text:span text:style-name="T12">∘ </text:span><text:span text:style-name="T12">Understand arrival rates, utilization ratios, error percentages, lead time, and more.</text:span></text:p>
            <text:p text:style-name="P3"><text:span text:style-name="T12">∘ </text:span><text:span text:style-name="T12"><text:a xlink:href="https://github.com/joelparkerhenderson/queueing-theory" xlink:type="simple">https://github.com/joelparkerhenderson/queueing-theory</text:a></text:span></text:p>
            <text:p text:style-name="P1"><text:span text:style-name="T9"/></text:p>
            <text:p><text:span text:style-name="T9">Unicode Separated Values: data exchange standard</text:span></text:p>
            <text:p text:style-name="P3"><text:span text:style-name="T12">∘ </text:span><text:span text:style-name="T12">Upgrade data files and streams beyond typical comma/tab separated values (CSV/TSV).</text:span></text:p>
            <text:p text:style-name="P3"><text:span text:style-name="T12">∘ </text:span><text:span text:style-name="T12">Handle data that contains commas, semicolons, quotes, tabs, newlines, and more.</text:span></text:p>
            <text:p text:style-name="P3"><text:span text:style-name="T12">∘ </text:span><text:span text:style-name="T12"><text:a xlink:href="https://github.com/sixarm/usv" xlink:type="simple">https://github.com/sixarm/usv</text:a></text:span></text:p>
            <text:p text:style-name="P1"><text:span text:style-name="T9"/></text:p>
            <text:p text:style-name="P1"><text:span text:style-name="T9">Num Command: number utilities for <text:s/>mathematics </text:span></text:p>
            <text:p text:style-name="P1"><text:span text:style-name="T12">∘ </text:span><text:span text:style-name="T12">Calculate statistics and analytics on <text:s/>the command line entirely with standard POSIX.</text:span></text:p>
            <text:p text:style-name="P1"><text:span text:style-name="T12">∘ </text:span><text:span text:style-name="T12">Do math on aggregations, deviations, moments, quartiles, kurtosis, skewness, and more.</text:span></text:p>
            <text:p text:style-name="P1"><text:span text:style-name="T12">∘ </text:span><text:span text:style-name="T12"><text:a xlink:href="https://github.com/numcommand/num" xlink:type="simple">https://github.com/numcommand/num</text:a></text:span></text:p>
            <text:p text:style-name="P1"><text:span text:style-name="T12"/></text:p>
            <text:p text:style-name="P1"><text:span text:style-name="T9">Stable Diffusion: image prompt gallery</text:span></text:p>
            <text:p text:style-name="P1"><text:span text:style-name="T12">∘ </text:span><text:span text:style-name="T12">Generate novel kinds of artwork by using artificial intelligence machine learning.</text:span></text:p>
            <text:p text:style-name="P1"><text:span text:style-name="T12">∘ </text:span><text:span text:style-name="T12">Focus is on user-friendly comparisons of artists, mythologies, techniques, and more.</text:span></text:p>
            <text:p text:style-name="P1"><text:span text:style-name="T12">∘ </text:span><text:span text:style-name="T12"><text:a xlink:href="https://github.com/joelparkerhenderson/stable-diffusion-image-prompt-gallery" xlink:type="simple">https://github.com/joelparkerhenderson/stable-diffusion-image-prompt-gallery</text:a></text:span></text:p>
            <text:p text:style-name="P1"><text:span text:style-name="T9"/></text:p>
            <text:p text:style-name="P1"><text:span text:style-name="T9">Unaccent: Ruby gem for string processing</text:span></text:p>
            <text:p text:style-name="P1"><text:span text:style-name="T12">∘ </text:span><text:span text:style-name="T12">Use Ruby and Unicode to process string accented characters to unaccented equivalents.</text:span></text:p>
            <text:p text:style-name="P1"><text:span text:style-name="T12">∘ </text:span><text:span text:style-name="T12">Has millions of downloads and full compatibility with every Ruby release for 15+ years.</text:span></text:p>
            <text:p text:style-name="P1"><text:span text:style-name="T12">∘ </text:span><text:span text:style-name="T12"><text:a xlink:href="https://github.com/sixarm/sixarm_ruby_unaccent" xlink:type="simple">https://github.com/sixarm/sixarm_ruby_unaccent</text:a></text:span></text:p>
            <text:p text:style-name="P1"><text:span text:style-name="T9"/></text:p>
            <text:p text:style-name="P1"><text:span text:style-name="T9">Unix shell script tactics: a style guide</text:span></text:p>
            <text:p><text:span text:style-name="T12">∘ </text:span><text:span text:style-name="T12">Coach programmers on best practices to improve reliability, portability, <text:s/>and security.</text:span></text:p>
            <text:p><text:span text:style-name="T12">∘ </text:span><text:span text:style-name="T12">Provide source code for utility functions, options parsing, error handling, and more.</text:span></text:p>
            <text:p><text:span text:style-name="T12">∘ </text:span><text:span text:style-name="T12"><text:a xlink:href="https://github.com/sixarm/unix-shell-script-tactics" xlink:type="simple">https://github.com/sixarm/unix-shell-script-tactics</text:a></text:span></text:p>
            <text:p text:style-name="P1"><text:span text:style-name="T9"/></text:p>
            <text:p text:style-name="P1"><text:span text:style-name="T9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adornments="Condensed" style:font-family-generic="swiss"/>
    <style:font-face style:name="DejaVu Sans3" svg:font-family="'DejaVu Sans'" style:font-family-generic="system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2" draw:fill="none"/>
      <style:text-properties style:font-name="Helvetica" fo:font-family="Helvetica" style:font-style-name="Regular" style:font-family-generic="swiss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2.032cm" fo:margin-right="2.0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el Henderson</meta:initial-creator>
    <meta:creation-date>2010-07-26T16:00:46</meta:creation-date>
    <dc:date>2022-10-26T11:35:56.184434876</dc:date>
    <meta:editing-duration>P1DT18H38M3S</meta:editing-duration>
    <meta:editing-cycles>132</meta:editing-cycles>
    <meta:generator>LibreOffice/7.4.2.3$MacOSX_AARCH64 LibreOffice_project/382eef1f22670f7f4118c8c2dd222ec7ad009daf</meta:generator>
    <meta:document-statistic meta:object-count="2"/>
  </office:meta>
</office:document-meta>
</file>